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729fcf" draw:textarea-horizontal-align="justify" draw:textarea-vertical-align="middle" draw:auto-grow-height="false" fo:min-height="1.274cm" fo:min-width="7.247cm"/>
      <style:paragraph-properties style:writing-mode="lr-tb"/>
    </style:style>
    <style:style style:name="gr2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3" style:family="graphic" style:parent-style-name="standard">
      <style:graphic-properties svg:stroke-color="#666666" draw:fill-color="#77bc65" draw:textarea-horizontal-align="justify" draw:textarea-vertical-align="middle" draw:auto-grow-height="false" fo:min-height="1.401cm" fo:min-width="9.152cm"/>
      <style:paragraph-properties style:writing-mode="lr-tb"/>
    </style:style>
    <style:style style:name="gr4" style:family="graphic" style:parent-style-name="standard">
      <style:graphic-properties svg:stroke-color="#666666" draw:fill-color="#729fcf" draw:textarea-horizontal-align="justify" draw:textarea-vertical-align="middle" draw:auto-grow-height="false" fo:min-height="2.163cm" fo:min-width="7.878cm"/>
      <style:paragraph-properties style:writing-mode="lr-tb"/>
    </style:style>
    <style:style style:name="gr5" style:family="graphic" style:parent-style-name="standard">
      <style:graphic-properties svg:stroke-color="#666666" draw:fill-color="#ff6d6d" draw:textarea-horizontal-align="justify" draw:textarea-vertical-align="middle" draw:auto-grow-height="false" fo:min-height="1.401cm" fo:min-width="8.644cm"/>
      <style:paragraph-properties style:writing-mode="lr-tb"/>
    </style:style>
    <style:style style:name="gr6" style:family="graphic" style:parent-style-name="standard">
      <style:graphic-properties svg:stroke-color="#666666" draw:fill-color="#729fcf" draw:textarea-horizontal-align="justify" draw:textarea-vertical-align="middle" draw:auto-grow-height="false" fo:min-height="0.83cm" fo:min-width="2.548cm"/>
      <style:paragraph-properties style:writing-mode="lr-tb"/>
    </style:style>
    <style:style style:name="gr7" style:family="graphic" style:parent-style-name="standard">
      <style:graphic-properties svg:stroke-color="#666666" draw:fill-color="#77bc65" draw:textarea-horizontal-align="justify" draw:textarea-vertical-align="middle" draw:auto-grow-height="false" fo:min-height="1.274cm" fo:min-width="3.056cm"/>
      <style:paragraph-properties style:writing-mode="lr-tb"/>
    </style:style>
    <style:style style:name="gr8" style:family="graphic" style:parent-style-name="standard">
      <style:graphic-properties svg:stroke-color="#666666" draw:fill-color="#b2b2b2" draw:textarea-horizontal-align="justify" draw:textarea-vertical-align="middle" draw:auto-grow-height="false" fo:min-height="2.29cm" fo:min-width="5.596cm"/>
      <style:paragraph-properties style:writing-mode="lr-tb"/>
    </style:style>
    <style:style style:name="gr9" style:family="graphic" style:parent-style-name="standard">
      <style:graphic-properties svg:stroke-color="#666666" draw:fill-color="#ff6d6d" draw:textarea-horizontal-align="justify" draw:textarea-vertical-align="middle" draw:auto-grow-height="false" fo:min-height="1.401cm" fo:min-width="6.231cm"/>
      <style:paragraph-properties style:writing-mode="lr-tb"/>
    </style:style>
    <style:style style:name="gr10" style:family="graphic" style:parent-style-name="standard">
      <style:graphic-properties svg:stroke-color="#666666" draw:fill-color="#ff6d6d" draw:textarea-horizontal-align="justify" draw:textarea-vertical-align="middle" draw:auto-grow-height="false" fo:min-height="1.147cm" fo:min-width="9.025cm"/>
      <style:paragraph-properties style:writing-mode="lr-tb"/>
    </style:style>
    <style:style style:name="gr11" style:family="graphic" style:parent-style-name="standard">
      <style:graphic-properties svg:stroke-color="#666666" draw:fill-color="#ff6d6d" draw:textarea-horizontal-align="justify" draw:textarea-vertical-align="middle" draw:auto-grow-height="false" fo:min-height="1.274cm" fo:min-width="8.644cm"/>
      <style:paragraph-properties style:writing-mode="lr-tb"/>
    </style:style>
    <style:style style:name="gr12" style:family="graphic" style:parent-style-name="standard">
      <style:graphic-properties svg:stroke-color="#666666" draw:fill-color="#77bc65" draw:textarea-horizontal-align="justify" draw:textarea-vertical-align="middle" draw:auto-grow-height="false" fo:min-height="1.909cm" fo:min-width="7.628cm"/>
      <style:paragraph-properties style:writing-mode="lr-tb"/>
    </style:style>
    <style:style style:name="gr13" style:family="graphic" style:parent-style-name="standard">
      <style:graphic-properties svg:stroke-color="#666666" draw:fill-color="#ffd7d7" draw:textarea-horizontal-align="justify" draw:textarea-vertical-align="middle" draw:auto-grow-height="false" fo:min-height="1.909cm" fo:min-width="7.882cm"/>
      <style:paragraph-properties style:writing-mode="lr-tb"/>
    </style:style>
    <style:style style:name="gr14" style:family="graphic" style:parent-style-name="standard">
      <style:graphic-properties svg:stroke-color="#666666" draw:fill-color="#ff6d6d" draw:textarea-horizontal-align="justify" draw:textarea-vertical-align="middle" draw:auto-grow-height="false" fo:min-height="1.401cm" fo:min-width="9.787cm"/>
      <style:paragraph-properties style:writing-mode="lr-tb"/>
    </style:style>
    <style:style style:name="gr15" style:family="graphic" style:parent-style-name="standard">
      <style:graphic-properties svg:stroke-color="#666666" draw:fill-color="#ff6d6d" draw:textarea-horizontal-align="justify" draw:textarea-vertical-align="middle" draw:auto-grow-height="false" fo:min-height="1.782cm" fo:min-width="9.152cm"/>
      <style:paragraph-properties style:writing-mode="lr-tb"/>
    </style:style>
    <style:style style:name="gr16" style:family="graphic" style:parent-style-name="standard">
      <style:graphic-properties svg:stroke-color="#666666" draw:fill-color="#729fcf" draw:textarea-horizontal-align="justify" draw:textarea-vertical-align="middle" draw:auto-grow-height="false" fo:min-height="1.274cm" fo:min-width="6.612cm"/>
      <style:paragraph-properties style:writing-mode="lr-tb"/>
    </style:style>
    <style:style style:name="gr17" style:family="graphic" style:parent-style-name="standard">
      <style:graphic-properties svg:stroke-color="#666666" draw:fill-color="#729fcf" draw:textarea-horizontal-align="justify" draw:textarea-vertical-align="middle" draw:auto-grow-height="false" fo:min-height="1.274cm" fo:min-width="8.771cm"/>
      <style:paragraph-properties style:writing-mode="lr-tb"/>
    </style:style>
    <style:style style:name="gr18" style:family="graphic" style:parent-style-name="standard">
      <style:graphic-properties svg:stroke-color="#666666" draw:fill-color="#77bc65" draw:textarea-horizontal-align="justify" draw:textarea-vertical-align="middle" draw:auto-grow-height="false" fo:min-height="1.782cm" fo:min-width="9.025cm"/>
      <style:paragraph-properties style:writing-mode="lr-tb"/>
    </style:style>
    <style:style style:name="gr19" style:family="graphic" style:parent-style-name="standard">
      <style:graphic-properties svg:stroke-color="#666666" draw:fill-color="#77bc65" draw:textarea-horizontal-align="justify" draw:textarea-vertical-align="middle" draw:auto-grow-height="false" fo:min-height="1.274cm" fo:min-width="9.5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77bc65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729fcf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7" style:family="paragraph">
      <loext:graphic-properties draw:fill-color="#ff6d6d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8" style:family="paragraph">
      <loext:graphic-properties draw:fill-color="#77bc65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9" style:family="paragraph">
      <loext:graphic-properties draw:fill-color="#b2b2b2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0" style:family="paragraph">
      <loext:graphic-properties draw:fill-color="#ffd7d7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47cm" svg:height="1.524cm" svg:x="17.133cm" svg:y="1.127cm">
          <text:p text:style-name="P1"><text:span text:style-name="T1">data_pdf.C</text:span></text:p>
          <text:p text:style-name="P1"><text:span text:style-name="T2">creates pdf from real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1.006cm" svg:y1="2.651cm" svg:x2="21.006cm" svg:y2="3.794cm">
          <text:p/>
        </draw:line>
        <draw:custom-shape draw:style-name="gr3" draw:text-style-name="P4" draw:layer="layout" svg:width="9.652cm" svg:height="1.651cm" svg:x="16.18cm" svg:y="3.667cm">
          <text:p text:style-name="P1"><text:span text:style-name="T1">cos_theta.root</text:span></text:p>
          <text:p text:style-name="P1"><text:span text:style-name="T2">cosine of theta pdf from real dat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006cm" svg:y1="5.318cm" svg:x2="21.006cm" svg:y2="6.461cm">
          <text:p/>
        </draw:line>
        <draw:custom-shape draw:style-name="gr4" draw:text-style-name="P6" draw:layer="layout" svg:width="8.378cm" svg:height="2.413cm" svg:x="16.817cm" svg:y="6.487cm">
          <text:p text:style-name="P5"><text:span text:style-name="T1">pseudo_exp.C</text:span></text:p>
          <text:p text:style-name="P5"><text:span text:style-name="T2">generating random bkg and</text:span></text:p>
          <text:p text:style-name="P5"><text:span text:style-name="T2">doing likelihood fi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9.144cm" svg:height="1.651cm" svg:x="7.096cm" svg:y="10.271cm">
          <text:p text:style-name="P5"><text:span text:style-name="T1">compile.sh OR compile17.sh</text:span></text:p>
          <text:p text:style-name="P5"><text:span text:style-name="T2">pseudo_exp.C compil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096cm" svg:height="2.159cm" svg:x="17.958cm" svg:y="10.017cm">
          <text:p text:style-name="P5"><text:span text:style-name="T1">local x remo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21.006cm" svg:y1="8.874cm" svg:x2="21.006cm" svg:y2="10.017cm">
          <text:p/>
        </draw:line>
        <draw:custom-shape draw:style-name="gr7" draw:text-style-name="P8" draw:layer="layout" svg:width="3.556cm" svg:height="1.524cm" svg:x="9.89cm" svg:y="13.065cm">
          <text:p text:style-name="P5"><text:span text:style-name="T1">PE.exe</text:span></text:p>
          <text:p text:style-name="P5"><text:span text:style-name="T2">executabl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96cm" svg:height="2.54cm" svg:x="27.352cm" svg:y="3.502cm">
          <text:p text:style-name="P5"><text:span text:style-name="T1">remote_stats.sh</text:span></text:p>
          <text:p text:style-name="P5"><text:span text:style-name="T1">remote_stats2.sh</text:span></text:p>
          <text:p text:style-name="P5"><text:span text:style-name="T2">currently not used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731cm" svg:height="1.651cm" svg:x="17.764cm" svg:y="16.367cm">
          <text:p text:style-name="P5"><text:span text:style-name="T1">getstats.sh</text:span></text:p>
          <text:p text:style-name="P5"><text:span text:style-name="T2">run PE.exe in paralle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9.525cm" svg:height="1.397cm" svg:x="25.638cm" svg:y="10.398cm">
          <text:p text:style-name="P5"><text:span text:style-name="T1">sync.sh</text:span></text:p>
          <text:p text:style-name="P5"><text:span text:style-name="T2">sync all necessary files with VM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9.144cm" svg:height="1.524cm" svg:x="25.828cm" svg:y="12.938cm">
          <text:p text:style-name="P5"><text:span text:style-name="T1">remote_compile.sh</text:span></text:p>
          <text:p text:style-name="P5"><text:span text:style-name="T2">compile pseudo_exp.C on VM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8.128cm" svg:height="2.159cm" svg:x="26.336cm" svg:y="7.096cm">
          <text:p text:style-name="P5"><text:span text:style-name="T1">prototype_bashrc.txt</text:span></text:p>
          <text:p text:style-name="P5"><text:span text:style-name="T1">val_bashrc.txt</text:span></text:p>
          <text:p text:style-name="P5"><text:span text:style-name="T2">bashrc for syncing with VM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8.382cm" svg:height="2.159cm" svg:x="25.574cm" svg:y="19.669cm">
          <text:p text:style-name="P5"><text:span text:style-name="T1">show_rdata.sh</text:span></text:p>
          <text:p text:style-name="P5"><text:span text:style-name="T2">shows number of completed</text:span></text:p>
          <text:p text:style-name="P5"><text:span text:style-name="T2">simulations on all VM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287cm" svg:height="1.651cm" svg:x="24.622cm" svg:y="22.971cm">
          <text:p text:style-name="P5"><text:span text:style-name="T1">fetch_data.sh</text:span></text:p>
          <text:p text:style-name="P5"><text:span text:style-name="T2">get all data from VMs to data fol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9.652cm" svg:height="2.032cm" svg:x="16.049cm" svg:y="26.908cm">
          <text:p text:style-name="P5"><text:span text:style-name="T1">merge_all.sh</text:span></text:p>
          <text:p text:style-name="P5"><text:span text:style-name="T2">merges all files with same name </text:span></text:p>
          <text:p text:style-name="P5"><text:span text:style-name="T2">structure to data/merged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7.112cm" svg:height="1.524cm" svg:x="17.319cm" svg:y="30.083cm">
          <text:p text:style-name="P5"><text:span text:style-name="T1">get_prob.C</text:span></text:p>
          <text:p text:style-name="P5"><text:span text:style-name="T2">creates p-value from TS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271cm" svg:height="1.524cm" svg:x="16.24cm" svg:y="35.925cm">
          <text:p text:style-name="P5"><text:span text:style-name="T1">skyfit.C</text:span></text:p>
          <text:p text:style-name="P5"><text:span text:style-name="T2">fits real data and shows p-valu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9.525cm" svg:height="2.032cm" svg:x="16.113cm" svg:y="32.75cm">
          <text:p text:style-name="P5"><text:span text:style-name="T1">prob.root</text:span></text:p>
          <text:p text:style-name="P5"><text:span text:style-name="T2">contains histograms with p-value</text:span></text:p>
          <text:p text:style-name="P5"><text:span text:style-name="T2">and its fits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0.033cm" svg:height="1.524cm" svg:x="15.859cm" svg:y="38.592cm">
          <text:p text:style-name="P5"><text:span text:style-name="T1">skyfit.root</text:span></text:p>
          <text:p text:style-name="P5"><text:span text:style-name="T2">contains nSig, TS and p-val map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129cm" svg:y1="18.018cm" svg:x2="29.702cm" svg:y2="19.542cm">
          <text:p/>
        </draw:line>
        <draw:line draw:style-name="gr2" draw:text-style-name="P3" draw:layer="layout" svg:x1="11.668cm" svg:y1="14.589cm" svg:x2="20.939cm" svg:y2="16.24cm">
          <text:p/>
        </draw:line>
        <draw:line draw:style-name="gr2" draw:text-style-name="P3" draw:layer="layout" svg:x1="21.006cm" svg:y1="18.018cm" svg:x2="20.939cm" svg:y2="26.781cm">
          <text:p/>
        </draw:line>
        <draw:line draw:style-name="gr2" draw:text-style-name="P3" draw:layer="layout" svg:x1="24.114cm" svg:y1="11.096cm" svg:x2="25.765cm" svg:y2="11.096cm">
          <text:p/>
        </draw:line>
        <draw:line draw:style-name="gr2" draw:text-style-name="P3" draw:layer="layout" svg:x1="30.4cm" svg:y1="9.255cm" svg:x2="30.4cm" svg:y2="10.398cm">
          <text:p/>
        </draw:line>
        <draw:line draw:style-name="gr2" draw:text-style-name="P3" draw:layer="layout" svg:x1="20.875cm" svg:y1="37.449cm" svg:x2="20.875cm" svg:y2="38.592cm">
          <text:p/>
        </draw:line>
        <draw:line draw:style-name="gr2" draw:text-style-name="P3" draw:layer="layout" svg:x1="20.875cm" svg:y1="34.782cm" svg:x2="20.875cm" svg:y2="35.925cm">
          <text:p/>
        </draw:line>
        <draw:line draw:style-name="gr2" draw:text-style-name="P3" draw:layer="layout" svg:x1="20.875cm" svg:y1="31.607cm" svg:x2="20.875cm" svg:y2="32.75cm">
          <text:p/>
        </draw:line>
        <draw:line draw:style-name="gr2" draw:text-style-name="P3" draw:layer="layout" svg:x1="29.765cm" svg:y1="24.622cm" svg:x2="20.939cm" svg:y2="26.781cm">
          <text:p/>
        </draw:line>
        <draw:line draw:style-name="gr2" draw:text-style-name="P3" draw:layer="layout" svg:x1="29.765cm" svg:y1="21.828cm" svg:x2="29.765cm" svg:y2="22.971cm">
          <text:p/>
        </draw:line>
        <draw:line draw:style-name="gr2" draw:text-style-name="P3" draw:layer="layout" svg:x1="11.668cm" svg:y1="11.922cm" svg:x2="11.668cm" svg:y2="13.065cm">
          <text:p/>
        </draw:line>
        <draw:line draw:style-name="gr2" draw:text-style-name="P3" draw:layer="layout" svg:x1="30.4cm" svg:y1="11.795cm" svg:x2="30.4cm" svg:y2="12.938cm">
          <text:p/>
        </draw:line>
        <draw:line draw:style-name="gr2" draw:text-style-name="P3" draw:layer="layout" svg:x1="17.891cm" svg:y1="11.096cm" svg:x2="16.24cm" svg:y2="11.096cm">
          <text:p/>
        </draw:line>
        <draw:line draw:style-name="gr2" draw:text-style-name="P3" draw:layer="layout" svg:x1="30.337cm" svg:y1="14.462cm" svg:x2="21.193cm" svg:y2="16.24cm">
          <text:p/>
        </draw:line>
        <draw:line draw:style-name="gr2" draw:text-style-name="P3" draw:layer="layout" svg:x1="20.875cm" svg:y1="28.94cm" svg:x2="20.875cm" svg:y2="30.08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4:03:02.390201894</meta:creation-date>
    <dc:date>2022-02-23T16:01:32.705581568</dc:date>
    <meta:editing-duration>PT1H36M54S</meta:editing-duration>
    <meta:editing-cycles>18</meta:editing-cycles>
    <meta:generator>LibreOffice/6.4.7.2$Linux_X86_64 LibreOffice_project/40$Build-2</meta:generator>
    <meta:document-statistic meta:object-count="36"/>
  </office:meta>
</office:document-meta>
</file>